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47.879" calcext:value-type="float">
            <text:p>47,879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0.909" calcext:value-type="float">
            <text:p>50,909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50.303" calcext:value-type="float">
            <text:p>50,303</text:p>
          </table:table-cell>
          <table:table-cell table:number-columns-repeated="2" office:value-type="float" office:value="47.273" calcext:value-type="float">
            <text:p>47,273</text:p>
          </table:table-cell>
          <table:table-cell table:number-columns-repeated="2"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2:.Y2])" office:value-type="float" office:value="48.9645833333333" calcext:value-type="float">
            <text:p>48,96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47.879" calcext:value-type="float">
            <text:p>47,879</text:p>
          </table:table-cell>
          <table:table-cell office:value-type="float" office:value="53.333" calcext:value-type="float">
            <text:p>53,333</text:p>
          </table:table-cell>
          <table:table-cell office:value-type="float" office:value="56.364" calcext:value-type="float">
            <text:p>56,364</text:p>
          </table:table-cell>
          <table:table-cell office:value-type="float" office:value="50.303" calcext:value-type="float">
            <text:p>50,303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48.485" calcext:value-type="float">
            <text:p>48,485</text:p>
          </table:table-cell>
          <table:table-cell table:number-columns-repeated="2" office:value-type="float" office:value="46.667" calcext:value-type="float">
            <text:p>46,667</text:p>
          </table:table-cell>
          <table:table-cell table:number-columns-repeated="2"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3:.Y3])" office:value-type="float" office:value="48.7878333333333" calcext:value-type="float">
            <text:p>48,78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47.879" calcext:value-type="float">
            <text:p>47,879</text:p>
          </table:table-cell>
          <table:table-cell office:value-type="float" office:value="53.333" calcext:value-type="float">
            <text:p>53,333</text:p>
          </table:table-cell>
          <table:table-cell office:value-type="float" office:value="56.364" calcext:value-type="float">
            <text:p>56,364</text:p>
          </table:table-cell>
          <table:table-cell office:value-type="float" office:value="50.303" calcext:value-type="float">
            <text:p>50,303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48.485" calcext:value-type="float">
            <text:p>48,485</text:p>
          </table:table-cell>
          <table:table-cell table:number-columns-repeated="2" office:value-type="float" office:value="46.667" calcext:value-type="float">
            <text:p>46,667</text:p>
          </table:table-cell>
          <table:table-cell table:number-columns-repeated="2"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4:.Y4])" office:value-type="float" office:value="48.7878333333333" calcext:value-type="float">
            <text:p>48,78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49.091" calcext:value-type="float">
            <text:p>49,09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0.303" calcext:value-type="float">
            <text:p>50,303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48.485" calcext:value-type="float">
            <text:p>48,485</text:p>
          </table:table-cell>
          <table:table-cell table:number-columns-repeated="2" office:value-type="float" office:value="46.667" calcext:value-type="float">
            <text:p>46,667</text:p>
          </table:table-cell>
          <table:table-cell table:number-columns-repeated="2"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5:.Y5])" office:value-type="float" office:value="48.8888333333333" calcext:value-type="float">
            <text:p>48,8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49.091" calcext:value-type="float">
            <text:p>49,09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table:number-columns-repeated="2"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48.485" calcext:value-type="float">
            <text:p>48,485</text:p>
          </table:table-cell>
          <table:table-cell table:number-columns-repeated="2" office:value-type="float" office:value="46.667" calcext:value-type="float">
            <text:p>46,667</text:p>
          </table:table-cell>
          <table:table-cell table:number-columns-repeated="2"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6:.Y6])" office:value-type="float" office:value="48.9898333333333" calcext:value-type="float">
            <text:p>48,99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49.091" calcext:value-type="float">
            <text:p>49,09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table:number-columns-repeated="2"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48.485" calcext:value-type="float">
            <text:p>48,485</text:p>
          </table:table-cell>
          <table:table-cell table:number-columns-repeated="2" office:value-type="float" office:value="46.667" calcext:value-type="float">
            <text:p>46,667</text:p>
          </table:table-cell>
          <table:table-cell table:number-columns-repeated="2" office:value-type="float" office:value="47.879" calcext:value-type="float">
            <text:p>47,879</text:p>
          </table:table-cell>
          <table:table-cell office:value-type="float" office:value="48.485" calcext:value-type="float">
            <text:p>48,485</text:p>
          </table:table-cell>
          <table:table-cell office:value-type="float" office:value="49.091" calcext:value-type="float">
            <text:p>49,091</text:p>
          </table:table-cell>
          <table:table-cell office:value-type="float" office:value="50.909" calcext:value-type="float">
            <text:p>50,90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7:.Y7])" office:value-type="float" office:value="49.6211666666667" calcext:value-type="float">
            <text:p>49,62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49.091" calcext:value-type="float">
            <text:p>49,09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table:number-columns-repeated="2"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51.515" calcext:value-type="float">
            <text:p>51,515</text:p>
          </table:table-cell>
          <table:table-cell office:value-type="float" office:value="48.485" calcext:value-type="float">
            <text:p>48,485</text:p>
          </table:table-cell>
          <table:table-cell table:number-columns-repeated="2" office:value-type="float" office:value="46.667" calcext:value-type="float">
            <text:p>46,667</text:p>
          </table:table-cell>
          <table:table-cell table:number-columns-repeated="2" office:value-type="float" office:value="47.879" calcext:value-type="float">
            <text:p>47,879</text:p>
          </table:table-cell>
          <table:table-cell office:value-type="float" office:value="48.485" calcext:value-type="float">
            <text:p>48,485</text:p>
          </table:table-cell>
          <table:table-cell office:value-type="float" office:value="49.091" calcext:value-type="float">
            <text:p>49,091</text:p>
          </table:table-cell>
          <table:table-cell office:value-type="float" office:value="50.909" calcext:value-type="float">
            <text:p>50,909</text:p>
          </table:table-cell>
          <table:table-cell office:value-type="float" office:value="45.455" calcext:value-type="float">
            <text:p>45,455</text:p>
          </table:table-cell>
          <table:table-cell office:value-type="float" office:value="43.03" calcext:value-type="float">
            <text:p>43,03</text:p>
          </table:table-cell>
          <table:table-cell office:value-type="float" office:value="42.424" calcext:value-type="float">
            <text:p>42,424</text:p>
          </table:table-cell>
          <table:table-cell office:value-type="float" office:value="41.212" calcext:value-type="float">
            <text:p>41,212</text:p>
          </table:table-cell>
          <table:table-cell table:style-name="ce15" table:formula="of:=AVERAGE([.B8:.Y8])" office:value-type="float" office:value="49.5706666666667" calcext:value-type="float">
            <text:p>49,57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49.697" calcext:value-type="float">
            <text:p>49,697</text:p>
          </table:table-cell>
          <table:table-cell office:value-type="float" office:value="53.939" calcext:value-type="float">
            <text:p>53,939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table:number-columns-repeated="2"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4.848" calcext:value-type="float">
            <text:p>44,848</text:p>
          </table:table-cell>
          <table:table-cell table:number-columns-repeated="2"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7.273" calcext:value-type="float">
            <text:p>47,273</text:p>
          </table:table-cell>
          <table:table-cell office:value-type="float" office:value="41.818" calcext:value-type="float">
            <text:p>41,818</text:p>
          </table:table-cell>
          <table:table-cell office:value-type="float" office:value="41.212" calcext:value-type="float">
            <text:p>41,212</text:p>
          </table:table-cell>
          <table:table-cell office:value-type="float" office:value="40.606" calcext:value-type="float">
            <text:p>40,606</text:p>
          </table:table-cell>
          <table:table-cell office:value-type="float" office:value="39.394" calcext:value-type="float">
            <text:p>39,394</text:p>
          </table:table-cell>
          <table:table-cell table:style-name="ce15" table:formula="of:=AVERAGE([.B9:.Y9])" office:value-type="float" office:value="48.1816666666667" calcext:value-type="float">
            <text:p>48,18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49.697" calcext:value-type="float">
            <text:p>49,697</text:p>
          </table:table-cell>
          <table:table-cell office:value-type="float" office:value="53.939" calcext:value-type="float">
            <text:p>53,939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table:number-columns-repeated="2" office:value-type="float" office:value="53.333" calcext:value-type="float">
            <text:p>53,333</text:p>
          </table:table-cell>
          <table:table-cell table:number-columns-repeated="2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5.455" calcext:value-type="float">
            <text:p>45,455</text:p>
          </table:table-cell>
          <table:table-cell table:number-columns-repeated="3"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office:value-type="float" office:value="47.273" calcext:value-type="float">
            <text:p>47,273</text:p>
          </table:table-cell>
          <table:table-cell office:value-type="float" office:value="41.818" calcext:value-type="float">
            <text:p>41,818</text:p>
          </table:table-cell>
          <table:table-cell office:value-type="float" office:value="41.212" calcext:value-type="float">
            <text:p>41,212</text:p>
          </table:table-cell>
          <table:table-cell office:value-type="float" office:value="40.606" calcext:value-type="float">
            <text:p>40,606</text:p>
          </table:table-cell>
          <table:table-cell office:value-type="float" office:value="39.394" calcext:value-type="float">
            <text:p>39,394</text:p>
          </table:table-cell>
          <table:table-cell table:style-name="ce15" table:formula="of:=AVERAGE([.B10:.Y10])" office:value-type="float" office:value="48.28275" calcext:value-type="float">
            <text:p>48,28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49.697" calcext:value-type="float">
            <text:p>49,697</text:p>
          </table:table-cell>
          <table:table-cell office:value-type="float" office:value="53.939" calcext:value-type="float">
            <text:p>53,939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3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5.455" calcext:value-type="float">
            <text:p>45,455</text:p>
          </table:table-cell>
          <table:table-cell table:number-columns-repeated="2" office:value-type="float" office:value="44.848" calcext:value-type="float">
            <text:p>44,848</text:p>
          </table:table-cell>
          <table:table-cell table:number-columns-repeated="2" office:value-type="float" office:value="45.455" calcext:value-type="float">
            <text:p>45,455</text:p>
          </table:table-cell>
          <table:table-cell office:value-type="float" office:value="47.273" calcext:value-type="float">
            <text:p>47,273</text:p>
          </table:table-cell>
          <table:table-cell office:value-type="float" office:value="41.818" calcext:value-type="float">
            <text:p>41,818</text:p>
          </table:table-cell>
          <table:table-cell office:value-type="float" office:value="41.212" calcext:value-type="float">
            <text:p>41,212</text:p>
          </table:table-cell>
          <table:table-cell office:value-type="float" office:value="40.606" calcext:value-type="float">
            <text:p>40,606</text:p>
          </table:table-cell>
          <table:table-cell office:value-type="float" office:value="39.394" calcext:value-type="float">
            <text:p>39,394</text:p>
          </table:table-cell>
          <table:table-cell table:style-name="ce15" table:formula="of:=AVERAGE([.B11:.Y11])" office:value-type="float" office:value="48.2827916666667" calcext:value-type="float">
            <text:p>48,28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49.697" calcext:value-type="float">
            <text:p>49,697</text:p>
          </table:table-cell>
          <table:table-cell office:value-type="float" office:value="53.939" calcext:value-type="float">
            <text:p>53,939</text:p>
          </table:table-cell>
          <table:table-cell office:value-type="float" office:value="57.576" calcext:value-type="float">
            <text:p>57,576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3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5.455" calcext:value-type="float">
            <text:p>45,455</text:p>
          </table:table-cell>
          <table:table-cell table:number-columns-repeated="2" office:value-type="float" office:value="44.848" calcext:value-type="float">
            <text:p>44,848</text:p>
          </table:table-cell>
          <table:table-cell table:number-columns-repeated="3" office:value-type="float" office:value="44.242" calcext:value-type="float">
            <text:p>44,242</text:p>
          </table:table-cell>
          <table:table-cell office:value-type="float" office:value="41.818" calcext:value-type="float">
            <text:p>41,818</text:p>
          </table:table-cell>
          <table:table-cell office:value-type="float" office:value="41.212" calcext:value-type="float">
            <text:p>41,212</text:p>
          </table:table-cell>
          <table:table-cell office:value-type="float" office:value="40.606" calcext:value-type="float">
            <text:p>40,606</text:p>
          </table:table-cell>
          <table:table-cell office:value-type="float" office:value="39.394" calcext:value-type="float">
            <text:p>39,394</text:p>
          </table:table-cell>
          <table:table-cell table:style-name="ce15" table:formula="of:=AVERAGE([.B12:.Y12])" office:value-type="float" office:value="48.0554166666667" calcext:value-type="float">
            <text:p>48,05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50.303" calcext:value-type="float">
            <text:p>50,303</text:p>
          </table:table-cell>
          <table:table-cell office:value-type="float" office:value="53.939" calcext:value-type="float">
            <text:p>53,939</text:p>
          </table:table-cell>
          <table:table-cell office:value-type="float" office:value="58.182" calcext:value-type="float">
            <text:p>58,182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table:number-columns-repeated="3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table:number-columns-repeated="2" office:value-type="float" office:value="44.848" calcext:value-type="float">
            <text:p>44,848</text:p>
          </table:table-cell>
          <table:table-cell table:number-columns-repeated="3" office:value-type="float" office:value="44.242" calcext:value-type="float">
            <text:p>44,242</text:p>
          </table:table-cell>
          <table:table-cell office:value-type="float" office:value="41.818" calcext:value-type="float">
            <text:p>41,818</text:p>
          </table:table-cell>
          <table:table-cell office:value-type="float" office:value="41.212" calcext:value-type="float">
            <text:p>41,212</text:p>
          </table:table-cell>
          <table:table-cell office:value-type="float" office:value="40.606" calcext:value-type="float">
            <text:p>40,606</text:p>
          </table:table-cell>
          <table:table-cell office:value-type="float" office:value="39.394" calcext:value-type="float">
            <text:p>39,394</text:p>
          </table:table-cell>
          <table:table-cell table:style-name="ce15" table:formula="of:=AVERAGE([.B13:.Y13])" office:value-type="float" office:value="48.1564166666667" calcext:value-type="float">
            <text:p>48,1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50.303" calcext:value-type="float">
            <text:p>50,303</text:p>
          </table:table-cell>
          <table:table-cell office:value-type="float" office:value="53.939" calcext:value-type="float">
            <text:p>53,939</text:p>
          </table:table-cell>
          <table:table-cell office:value-type="float" office:value="58.182" calcext:value-type="float">
            <text:p>58,182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table:number-columns-repeated="3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office:value-type="float" office:value="45.455" calcext:value-type="float">
            <text:p>45,455</text:p>
          </table:table-cell>
          <table:table-cell office:value-type="float" office:value="46.061" calcext:value-type="float">
            <text:p>46,061</text:p>
          </table:table-cell>
          <table:table-cell table:number-columns-repeated="5" office:value-type="float" office:value="44.242" calcext:value-type="float">
            <text:p>44,242</text:p>
          </table:table-cell>
          <table:table-cell table:number-columns-repeated="3"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table:style-name="ce15" table:formula="of:=AVERAGE([.B14:.Y14])" office:value-type="float" office:value="48.5351666666667" calcext:value-type="float">
            <text:p>48,5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50.303" calcext:value-type="float">
            <text:p>50,303</text:p>
          </table:table-cell>
          <table:table-cell office:value-type="float" office:value="53.939" calcext:value-type="float">
            <text:p>53,939</text:p>
          </table:table-cell>
          <table:table-cell office:value-type="float" office:value="58.182" calcext:value-type="float">
            <text:p>58,182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table:number-columns-repeated="3"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667" calcext:value-type="float">
            <text:p>46,667</text:p>
          </table:table-cell>
          <table:table-cell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table:number-columns-repeated="4" office:value-type="float" office:value="43.636" calcext:value-type="float">
            <text:p>43,636</text:p>
          </table:table-cell>
          <table:table-cell office:value-type="float" office:value="44.242" calcext:value-type="float">
            <text:p>44,242</text:p>
          </table:table-cell>
          <table:table-cell table:number-columns-repeated="3"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table:style-name="ce15" table:formula="of:=AVERAGE([.B15:.Y15])" office:value-type="float" office:value="48.383625" calcext:value-type="float">
            <text:p>48,3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50.303" calcext:value-type="float">
            <text:p>50,303</text:p>
          </table:table-cell>
          <table:table-cell office:value-type="float" office:value="53.939" calcext:value-type="float">
            <text:p>53,939</text:p>
          </table:table-cell>
          <table:table-cell office:value-type="float" office:value="58.182" calcext:value-type="float">
            <text:p>58,182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2.727" calcext:value-type="float">
            <text:p>52,727</text:p>
          </table:table-cell>
          <table:table-cell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table:style-name="ce15" table:formula="of:=AVERAGE([.B16:.Y16])" office:value-type="float" office:value="48.1058333333333" calcext:value-type="float">
            <text:p>48,1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50.303" calcext:value-type="float">
            <text:p>50,303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2.727" calcext:value-type="float">
            <text:p>52,727</text:p>
          </table:table-cell>
          <table:table-cell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table:style-name="ce15" table:formula="of:=AVERAGE([.B17:.Y17])" office:value-type="float" office:value="48.0553333333333" calcext:value-type="float">
            <text:p>48,05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50.303" calcext:value-type="float">
            <text:p>50,303</text:p>
          </table:table-cell>
          <table:table-cell office:value-type="float" office:value="53.333" calcext:value-type="float">
            <text:p>53,333</text:p>
          </table:table-cell>
          <table:table-cell office:value-type="float" office:value="57.576" calcext:value-type="float">
            <text:p>57,576</text:p>
          </table:table-cell>
          <table:table-cell office:value-type="float" office:value="52.121" calcext:value-type="float">
            <text:p>52,121</text:p>
          </table:table-cell>
          <table:table-cell office:value-type="float" office:value="53.333" calcext:value-type="float">
            <text:p>53,333</text:p>
          </table:table-cell>
          <table:table-cell office:value-type="float" office:value="52.727" calcext:value-type="float">
            <text:p>52,727</text:p>
          </table:table-cell>
          <table:table-cell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table:style-name="ce15" table:formula="of:=AVERAGE([.B18:.Y18])" office:value-type="float" office:value="48.0553333333333" calcext:value-type="float">
            <text:p>48,05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49.697" calcext:value-type="float">
            <text:p>49,697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97" calcext:value-type="float">
            <text:p>56,97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office:value-type="float" office:value="52.727" calcext:value-type="float">
            <text:p>52,727</text:p>
          </table:table-cell>
          <table:table-cell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office:value-type="float" office:value="42.424" calcext:value-type="float">
            <text:p>42,424</text:p>
          </table:table-cell>
          <table:table-cell table:style-name="ce15" table:formula="of:=AVERAGE([.B19:.Y19])" office:value-type="float" office:value="47.9543333333333" calcext:value-type="float">
            <text:p>47,9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49.697" calcext:value-type="float">
            <text:p>49,697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97" calcext:value-type="float">
            <text:p>56,97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table:number-columns-repeated="2" office:value-type="float" office:value="43.636" calcext:value-type="float">
            <text:p>43,636</text:p>
          </table:table-cell>
          <table:table-cell table:style-name="ce15" table:formula="of:=AVERAGE([.B20:.Y20])" office:value-type="float" office:value="47.9795833333333" calcext:value-type="float">
            <text:p>47,9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49.697" calcext:value-type="float">
            <text:p>49,697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97" calcext:value-type="float">
            <text:p>56,97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table:number-columns-repeated="2" office:value-type="float" office:value="43.636" calcext:value-type="float">
            <text:p>43,636</text:p>
          </table:table-cell>
          <table:table-cell table:style-name="ce15" table:formula="of:=AVERAGE([.B21:.Y21])" office:value-type="float" office:value="47.9795833333333" calcext:value-type="float">
            <text:p>47,9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49.697" calcext:value-type="float">
            <text:p>49,697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97" calcext:value-type="float">
            <text:p>56,97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2.121" calcext:value-type="float">
            <text:p>52,121</text:p>
          </table:table-cell>
          <table:table-cell office:value-type="float" office:value="52.727" calcext:value-type="float">
            <text:p>52,727</text:p>
          </table:table-cell>
          <table:table-cell table:number-columns-repeated="3" office:value-type="float" office:value="52.121" calcext:value-type="float">
            <text:p>52,121</text:p>
          </table:table-cell>
          <table:table-cell office:value-type="float" office:value="49.697" calcext:value-type="float">
            <text:p>49,697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table:number-columns-repeated="2" office:value-type="float" office:value="43.636" calcext:value-type="float">
            <text:p>43,636</text:p>
          </table:table-cell>
          <table:table-cell table:style-name="ce15" table:formula="of:=AVERAGE([.B22:.Y22])" office:value-type="float" office:value="47.9795833333333" calcext:value-type="float">
            <text:p>47,9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49.697" calcext:value-type="float">
            <text:p>49,697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97" calcext:value-type="float">
            <text:p>56,97</text:p>
          </table:table-cell>
          <table:table-cell office:value-type="float" office:value="51.515" calcext:value-type="float">
            <text:p>51,515</text:p>
          </table:table-cell>
          <table:table-cell office:value-type="float" office:value="53.333" calcext:value-type="float">
            <text:p>53,333</text:p>
          </table:table-cell>
          <table:table-cell table:number-columns-repeated="2" office:value-type="float" office:value="50.303" calcext:value-type="float">
            <text:p>50,303</text:p>
          </table:table-cell>
          <table:table-cell office:value-type="float" office:value="50.909" calcext:value-type="float">
            <text:p>50,909</text:p>
          </table:table-cell>
          <table:table-cell table:number-columns-repeated="3" office:value-type="float" office:value="50.303" calcext:value-type="float">
            <text:p>50,303</text:p>
          </table:table-cell>
          <table:table-cell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table:number-columns-repeated="2" office:value-type="float" office:value="43.636" calcext:value-type="float">
            <text:p>43,636</text:p>
          </table:table-cell>
          <table:table-cell table:style-name="ce15" table:formula="of:=AVERAGE([.B23:.Y23])" office:value-type="float" office:value="47.4493333333333" calcext:value-type="float">
            <text:p>47,4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49.697" calcext:value-type="float">
            <text:p>49,697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364" calcext:value-type="float">
            <text:p>56,364</text:p>
          </table:table-cell>
          <table:table-cell office:value-type="float" office:value="51.515" calcext:value-type="float">
            <text:p>51,515</text:p>
          </table:table-cell>
          <table:table-cell office:value-type="float" office:value="50.909" calcext:value-type="float">
            <text:p>50,909</text:p>
          </table:table-cell>
          <table:table-cell office:value-type="float" office:value="50.303" calcext:value-type="float">
            <text:p>50,303</text:p>
          </table:table-cell>
          <table:table-cell office:value-type="float" office:value="47.879" calcext:value-type="float">
            <text:p>47,879</text:p>
          </table:table-cell>
          <table:table-cell office:value-type="float" office:value="48.485" calcext:value-type="float">
            <text:p>48,485</text:p>
          </table:table-cell>
          <table:table-cell table:number-columns-repeated="4" office:value-type="float" office:value="47.879" calcext:value-type="float">
            <text:p>47,87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4"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2" office:value-type="float" office:value="43.03" calcext:value-type="float">
            <text:p>43,03</text:p>
          </table:table-cell>
          <table:table-cell table:number-columns-repeated="2" office:value-type="float" office:value="43.636" calcext:value-type="float">
            <text:p>43,636</text:p>
          </table:table-cell>
          <table:table-cell table:style-name="ce15" table:formula="of:=AVERAGE([.B24:.Y24])" office:value-type="float" office:value="46.8180833333333" calcext:value-type="float">
            <text:p>46,81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50.909" calcext:value-type="float">
            <text:p>50,909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364" calcext:value-type="float">
            <text:p>56,364</text:p>
          </table:table-cell>
          <table:table-cell office:value-type="float" office:value="51.515" calcext:value-type="float">
            <text:p>51,515</text:p>
          </table:table-cell>
          <table:table-cell office:value-type="float" office:value="50.909" calcext:value-type="float">
            <text:p>50,909</text:p>
          </table:table-cell>
          <table:table-cell table:number-columns-repeated="2" office:value-type="float" office:value="47.879" calcext:value-type="float">
            <text:p>47,879</text:p>
          </table:table-cell>
          <table:table-cell office:value-type="float" office:value="48.485" calcext:value-type="float">
            <text:p>48,485</text:p>
          </table:table-cell>
          <table:table-cell table:number-columns-repeated="4" office:value-type="float" office:value="47.879" calcext:value-type="float">
            <text:p>47,87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table:number-columns-repeated="4" office:value-type="float" office:value="43.636" calcext:value-type="float">
            <text:p>43,636</text:p>
          </table:table-cell>
          <table:table-cell office:value-type="float" office:value="44.242" calcext:value-type="float">
            <text:p>44,242</text:p>
          </table:table-cell>
          <table:table-cell table:number-columns-repeated="4" office:value-type="float" office:value="43.636" calcext:value-type="float">
            <text:p>43,636</text:p>
          </table:table-cell>
          <table:table-cell table:style-name="ce15" table:formula="of:=AVERAGE([.B25:.Y25])" office:value-type="float" office:value="47.020125" calcext:value-type="float">
            <text:p>47,0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51.515" calcext:value-type="float">
            <text:p>51,515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364" calcext:value-type="float">
            <text:p>56,364</text:p>
          </table:table-cell>
          <table:table-cell office:value-type="float" office:value="49.091" calcext:value-type="float">
            <text:p>49,091</text:p>
          </table:table-cell>
          <table:table-cell office:value-type="float" office:value="50.909" calcext:value-type="float">
            <text:p>50,909</text:p>
          </table:table-cell>
          <table:table-cell table:number-columns-repeated="2" office:value-type="float" office:value="46.061" calcext:value-type="float">
            <text:p>46,061</text:p>
          </table:table-cell>
          <table:table-cell office:value-type="float" office:value="46.667" calcext:value-type="float">
            <text:p>46,667</text:p>
          </table:table-cell>
          <table:table-cell table:number-columns-repeated="5" office:value-type="float" office:value="44.848" calcext:value-type="float">
            <text:p>44,848</text:p>
          </table:table-cell>
          <table:table-cell office:value-type="float" office:value="43.03" calcext:value-type="float">
            <text:p>43,03</text:p>
          </table:table-cell>
          <table:table-cell table:number-columns-repeated="5" office:value-type="float" office:value="43.636" calcext:value-type="float">
            <text:p>43,636</text:p>
          </table:table-cell>
          <table:table-cell office:value-type="float" office:value="44.242" calcext:value-type="float">
            <text:p>44,242</text:p>
          </table:table-cell>
          <table:table-cell table:number-columns-repeated="4" office:value-type="float" office:value="43.636" calcext:value-type="float">
            <text:p>43,636</text:p>
          </table:table-cell>
          <table:table-cell table:style-name="ce15" table:formula="of:=AVERAGE([.B26:.Y26])" office:value-type="float" office:value="45.984625" calcext:value-type="float">
            <text:p>45,9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51.515" calcext:value-type="float">
            <text:p>51,515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364" calcext:value-type="float">
            <text:p>56,364</text:p>
          </table:table-cell>
          <table:table-cell office:value-type="float" office:value="49.091" calcext:value-type="float">
            <text:p>49,091</text:p>
          </table:table-cell>
          <table:table-cell office:value-type="float" office:value="50.909" calcext:value-type="float">
            <text:p>50,909</text:p>
          </table:table-cell>
          <table:table-cell office:value-type="float" office:value="46.061" calcext:value-type="float">
            <text:p>46,061</text:p>
          </table:table-cell>
          <table:table-cell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table:number-columns-repeated="5" office:value-type="float" office:value="44.848" calcext:value-type="float">
            <text:p>44,848</text:p>
          </table:table-cell>
          <table:table-cell office:value-type="float" office:value="43.03" calcext:value-type="float">
            <text:p>43,03</text:p>
          </table:table-cell>
          <table:table-cell table:number-columns-repeated="10" office:value-type="float" office:value="43.636" calcext:value-type="float">
            <text:p>43,636</text:p>
          </table:table-cell>
          <table:table-cell table:style-name="ce15" table:formula="of:=AVERAGE([.B27:.Y27])" office:value-type="float" office:value="45.8583333333333" calcext:value-type="float">
            <text:p>45,85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50.909" calcext:value-type="float">
            <text:p>50,909</text:p>
          </table:table-cell>
          <table:table-cell office:value-type="float" office:value="52.727" calcext:value-type="float">
            <text:p>52,727</text:p>
          </table:table-cell>
          <table:table-cell office:value-type="float" office:value="56.364" calcext:value-type="float">
            <text:p>56,364</text:p>
          </table:table-cell>
          <table:table-cell table:number-columns-repeated="2" office:value-type="float" office:value="47.273" calcext:value-type="float">
            <text:p>47,273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office:value-type="float" office:value="45.455" calcext:value-type="float">
            <text:p>45,455</text:p>
          </table:table-cell>
          <table:table-cell table:number-columns-repeated="5" office:value-type="float" office:value="44.848" calcext:value-type="float">
            <text:p>44,848</text:p>
          </table:table-cell>
          <table:table-cell office:value-type="float" office:value="43.03" calcext:value-type="float">
            <text:p>43,03</text:p>
          </table:table-cell>
          <table:table-cell table:number-columns-repeated="10" office:value-type="float" office:value="43.636" calcext:value-type="float">
            <text:p>43,636</text:p>
          </table:table-cell>
          <table:table-cell table:style-name="ce15" table:formula="of:=AVERAGE([.B28:.Y28])" office:value-type="float" office:value="45.5300416666667" calcext:value-type="float">
            <text:p>45,53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50.303" calcext:value-type="float">
            <text:p>50,303</text:p>
          </table:table-cell>
          <table:table-cell office:value-type="float" office:value="52.121" calcext:value-type="float">
            <text:p>52,121</text:p>
          </table:table-cell>
          <table:table-cell office:value-type="float" office:value="56.364" calcext:value-type="float">
            <text:p>56,364</text:p>
          </table:table-cell>
          <table:table-cell office:value-type="float" office:value="46.061" calcext:value-type="float">
            <text:p>46,061</text:p>
          </table:table-cell>
          <table:table-cell office:value-type="float" office:value="45.455" calcext:value-type="float">
            <text:p>45,455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6" office:value-type="float" office:value="44.242" calcext:value-type="float">
            <text:p>44,242</text:p>
          </table:table-cell>
          <table:table-cell office:value-type="float" office:value="43.03" calcext:value-type="float">
            <text:p>43,03</text:p>
          </table:table-cell>
          <table:table-cell table:number-columns-repeated="10" office:value-type="float" office:value="43.636" calcext:value-type="float">
            <text:p>43,636</text:p>
          </table:table-cell>
          <table:table-cell table:style-name="ce15" table:formula="of:=AVERAGE([.B29:.Y29])" office:value-type="float" office:value="45.0755" calcext:value-type="float">
            <text:p>45,0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091" calcext:value-type="float">
            <text:p>49,091</text:p>
          </table:table-cell>
          <table:table-cell office:value-type="float" office:value="52.727" calcext:value-type="float">
            <text:p>52,727</text:p>
          </table:table-cell>
          <table:table-cell office:value-type="float" office:value="45.455" calcext:value-type="float">
            <text:p>45,455</text:p>
          </table:table-cell>
          <table:table-cell office:value-type="float" office:value="44.242" calcext:value-type="float">
            <text:p>44,24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36" calcext:value-type="float">
            <text:p>43,636</text:p>
          </table:table-cell>
          <table:table-cell table:number-columns-repeated="6" office:value-type="float" office:value="44.242" calcext:value-type="float">
            <text:p>44,242</text:p>
          </table:table-cell>
          <table:table-cell office:value-type="float" office:value="43.03" calcext:value-type="float">
            <text:p>43,03</text:p>
          </table:table-cell>
          <table:table-cell table:number-columns-repeated="10" office:value-type="float" office:value="43.636" calcext:value-type="float">
            <text:p>43,636</text:p>
          </table:table-cell>
          <table:table-cell table:style-name="ce15" table:formula="of:=AVERAGE([.B30:.Y30])" office:value-type="float" office:value="44.7219166666667" calcext:value-type="float">
            <text:p>44,7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50.303" calcext:value-type="float">
            <text:p>50,303</text:p>
          </table:table-cell>
          <table:table-cell office:value-type="float" office:value="49.091" calcext:value-type="float">
            <text:p>49,091</text:p>
          </table:table-cell>
          <table:table-cell office:value-type="float" office:value="52.727" calcext:value-type="float">
            <text:p>52,727</text:p>
          </table:table-cell>
          <table:table-cell office:value-type="float" office:value="45.455" calcext:value-type="float">
            <text:p>45,455</text:p>
          </table:table-cell>
          <table:table-cell office:value-type="float" office:value="43.636" calcext:value-type="float">
            <text:p>43,636</text:p>
          </table:table-cell>
          <table:table-cell office:value-type="float" office:value="43.03" calcext:value-type="float">
            <text:p>43,03</text:p>
          </table:table-cell>
          <table:table-cell table:number-columns-repeated="6" office:value-type="float" office:value="43.636" calcext:value-type="float">
            <text:p>43,636</text:p>
          </table:table-cell>
          <table:table-cell office:value-type="float" office:value="44.242" calcext:value-type="float">
            <text:p>44,242</text:p>
          </table:table-cell>
          <table:table-cell office:value-type="float" office:value="43.03" calcext:value-type="float">
            <text:p>43,03</text:p>
          </table:table-cell>
          <table:table-cell table:number-columns-repeated="10" office:value-type="float" office:value="43.636" calcext:value-type="float">
            <text:p>43,636</text:p>
          </table:table-cell>
          <table:table-cell table:style-name="ce15" table:formula="of:=AVERAGE([.B31:.Y31])" office:value-type="float" office:value="44.5704166666667" calcext:value-type="float">
            <text:p>44,5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47.879" calcext:value-type="float">
            <text:p>47,879</text:p>
          </table:table-cell>
          <table:table-cell office:value-type="float" office:value="49.091" calcext:value-type="float">
            <text:p>49,091</text:p>
          </table:table-cell>
          <table:table-cell office:value-type="float" office:value="50.303" calcext:value-type="float">
            <text:p>50,303</text:p>
          </table:table-cell>
          <table:table-cell office:value-type="float" office:value="43.636" calcext:value-type="float">
            <text:p>43,636</text:p>
          </table:table-cell>
          <table:table-cell table:number-columns-repeated="8" office:value-type="float" office:value="43.03" calcext:value-type="float">
            <text:p>43,03</text:p>
          </table:table-cell>
          <table:table-cell table:number-columns-repeated="12" office:value-type="float" office:value="43.636" calcext:value-type="float">
            <text:p>43,636</text:p>
          </table:table-cell>
          <table:table-cell table:style-name="ce15" table:formula="of:=AVERAGE([.B32:.Y32])" office:value-type="float" office:value="44.115875" calcext:value-type="float">
            <text:p>44,1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47.879" calcext:value-type="float">
            <text:p>47,879</text:p>
          </table:table-cell>
          <table:table-cell office:value-type="float" office:value="45.455" calcext:value-type="float">
            <text:p>45,455</text:p>
          </table:table-cell>
          <table:table-cell office:value-type="float" office:value="44.848" calcext:value-type="float">
            <text:p>44,848</text:p>
          </table:table-cell>
          <table:table-cell office:value-type="float" office:value="43.636" calcext:value-type="float">
            <text:p>43,636</text:p>
          </table:table-cell>
          <table:table-cell table:number-columns-repeated="8" office:value-type="float" office:value="43.03" calcext:value-type="float">
            <text:p>43,03</text:p>
          </table:table-cell>
          <table:table-cell table:number-columns-repeated="12" office:value-type="float" office:value="43.636" calcext:value-type="float">
            <text:p>43,636</text:p>
          </table:table-cell>
          <table:table-cell table:style-name="ce15" table:formula="of:=AVERAGE([.B33:.Y33])" office:value-type="float" office:value="43.7370833333333" calcext:value-type="float">
            <text:p>43,7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47.879" calcext:value-type="float">
            <text:p>47,879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2" office:value-type="float" office:value="42.424" calcext:value-type="float">
            <text:p>42,424</text:p>
          </table:table-cell>
          <table:table-cell table:number-columns-repeated="7" office:value-type="float" office:value="43.03" calcext:value-type="float">
            <text:p>43,03</text:p>
          </table:table-cell>
          <table:table-cell table:number-columns-repeated="12" office:value-type="float" office:value="43.636" calcext:value-type="float">
            <text:p>43,636</text:p>
          </table:table-cell>
          <table:table-cell table:style-name="ce15" table:formula="of:=AVERAGE([.B34:.Y34])" office:value-type="float" office:value="43.6107916666666" calcext:value-type="float">
            <text:p>43,6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41.818" calcext:value-type="float">
            <text:p>41,818</text:p>
          </table:table-cell>
          <table:table-cell office:value-type="float" office:value="44.242" calcext:value-type="float">
            <text:p>44,242</text:p>
          </table:table-cell>
          <table:table-cell office:value-type="float" office:value="44.848" calcext:value-type="float">
            <text:p>44,848</text:p>
          </table:table-cell>
          <table:table-cell table:number-columns-repeated="2" office:value-type="float" office:value="42.424" calcext:value-type="float">
            <text:p>42,424</text:p>
          </table:table-cell>
          <table:table-cell table:number-columns-repeated="7" office:value-type="float" office:value="43.03" calcext:value-type="float">
            <text:p>43,03</text:p>
          </table:table-cell>
          <table:table-cell table:number-columns-repeated="12" office:value-type="float" office:value="43.636" calcext:value-type="float">
            <text:p>43,636</text:p>
          </table:table-cell>
          <table:table-cell table:style-name="ce15" table:formula="of:=AVERAGE([.B35:.Y35])" office:value-type="float" office:value="43.35825" calcext:value-type="float">
            <text:p>43,35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41.818" calcext:value-type="float">
            <text:p>41,818</text:p>
          </table:table-cell>
          <table:table-cell office:value-type="float" office:value="43.03" calcext:value-type="float">
            <text:p>43,03</text:p>
          </table:table-cell>
          <table:table-cell office:value-type="float" office:value="44.848" calcext:value-type="float">
            <text:p>44,848</text:p>
          </table:table-cell>
          <table:table-cell office:value-type="float" office:value="43.03" calcext:value-type="float">
            <text:p>43,03</text:p>
          </table:table-cell>
          <table:table-cell office:value-type="float" office:value="42.424" calcext:value-type="float">
            <text:p>42,424</text:p>
          </table:table-cell>
          <table:table-cell table:number-columns-repeated="19" office:value-type="float" office:value="43.636" calcext:value-type="float">
            <text:p>43,636</text:p>
          </table:table-cell>
          <table:table-cell table:style-name="ce15" table:formula="of:=AVERAGE([.B36:.Y36])" office:value-type="float" office:value="43.50975" calcext:value-type="float">
            <text:p>43,5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42.424" calcext:value-type="float">
            <text:p>42,424</text:p>
          </table:table-cell>
          <table:table-cell table:number-columns-repeated="3" office:value-type="float" office:value="43.03" calcext:value-type="float">
            <text:p>43,03</text:p>
          </table:table-cell>
          <table:table-cell office:value-type="float" office:value="42.424" calcext:value-type="float">
            <text:p>42,424</text:p>
          </table:table-cell>
          <table:table-cell table:number-columns-repeated="19" office:value-type="float" office:value="43.636" calcext:value-type="float">
            <text:p>43,636</text:p>
          </table:table-cell>
          <table:table-cell table:style-name="ce15" table:formula="of:=AVERAGE([.B37:.Y37])" office:value-type="float" office:value="43.45925" calcext:value-type="float">
            <text:p>43,45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42.424" calcext:value-type="float">
            <text:p>42,424</text:p>
          </table:table-cell>
          <table:table-cell table:number-columns-repeated="3" office:value-type="float" office:value="43.03" calcext:value-type="float">
            <text:p>43,03</text:p>
          </table:table-cell>
          <table:table-cell table:number-columns-repeated="20" office:value-type="float" office:value="43.636" calcext:value-type="float">
            <text:p>43,636</text:p>
          </table:table-cell>
          <table:table-cell table:style-name="ce15" table:formula="of:=AVERAGE([.B38:.Y38])" office:value-type="float" office:value="43.50975" calcext:value-type="float">
            <text:p>43,5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42.424" calcext:value-type="float">
            <text:p>42,424</text:p>
          </table:table-cell>
          <table:table-cell table:number-columns-repeated="3" office:value-type="float" office:value="43.03" calcext:value-type="float">
            <text:p>43,03</text:p>
          </table:table-cell>
          <table:table-cell table:number-columns-repeated="20" office:value-type="float" office:value="43.636" calcext:value-type="float">
            <text:p>43,636</text:p>
          </table:table-cell>
          <table:table-cell table:style-name="ce15" table:formula="of:=AVERAGE([.B39:.Y39])" office:value-type="float" office:value="43.50975" calcext:value-type="float">
            <text:p>43,5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43.03" calcext:value-type="float">
            <text:p>43,03</text:p>
          </table:table-cell>
          <table:table-cell table:number-columns-repeated="23" office:value-type="float" office:value="43.636" calcext:value-type="float">
            <text:p>43,636</text:p>
          </table:table-cell>
          <table:table-cell table:style-name="ce15" table:formula="of:=AVERAGE([.B40:.Y40])" office:value-type="float" office:value="43.61075" calcext:value-type="float">
            <text:p>43,6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1:.Y41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2:.Y42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3:.Y43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4:.Y44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5:.Y45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6:.Y46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7:.Y47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8:.Y48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49:.Y49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50:.Y50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43.636" calcext:value-type="float">
            <text:p>43,636</text:p>
          </table:table-cell>
          <table:table-cell table:style-name="ce15" table:formula="of:=AVERAGE([.B51:.Y51])" office:value-type="float" office:value="43.636" calcext:value-type="float">
            <text:p>43,6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47.44234" calcext:value-type="float">
            <text:p>47,442</text:p>
          </table:table-cell>
          <table:table-cell table:style-name="ce15" table:formula="of:=AVERAGE([.C2:.C51])" office:value-type="float" office:value="49.35728" calcext:value-type="float">
            <text:p>49,357</text:p>
          </table:table-cell>
          <table:table-cell table:style-name="ce15" table:formula="of:=AVERAGE([.D2:.D51])" office:value-type="float" office:value="51.79394" calcext:value-type="float">
            <text:p>51,794</text:p>
          </table:table-cell>
          <table:table-cell table:style-name="ce15" table:formula="of:=AVERAGE([.E2:.E51])" office:value-type="float" office:value="47.72104" calcext:value-type="float">
            <text:p>47,721</text:p>
          </table:table-cell>
          <table:table-cell table:style-name="ce15" table:formula="of:=AVERAGE([.F2:.F51])" office:value-type="float" office:value="48.37548" calcext:value-type="float">
            <text:p>48,375</text:p>
          </table:table-cell>
          <table:table-cell table:style-name="ce15" table:formula="of:=AVERAGE([.G2:.G51])" office:value-type="float" office:value="47.90276" calcext:value-type="float">
            <text:p>47,903</text:p>
          </table:table-cell>
          <table:table-cell table:style-name="ce15" table:formula="of:=AVERAGE([.H2:.H51])" office:value-type="float" office:value="47.72094" calcext:value-type="float">
            <text:p>47,721</text:p>
          </table:table-cell>
          <table:table-cell table:style-name="ce15" table:formula="of:=AVERAGE([.I2:.I51])" office:value-type="float" office:value="47.90278" calcext:value-type="float">
            <text:p>47,903</text:p>
          </table:table-cell>
          <table:table-cell table:style-name="ce15" table:formula="of:=AVERAGE([.J2:.J51])" office:value-type="float" office:value="47.55124" calcext:value-type="float">
            <text:p>47,551</text:p>
          </table:table-cell>
          <table:table-cell table:style-name="ce15" table:formula="of:=AVERAGE([.K2:.K51])" office:value-type="float" office:value="47.55124" calcext:value-type="float">
            <text:p>47,551</text:p>
          </table:table-cell>
          <table:table-cell table:style-name="ce15" table:formula="of:=AVERAGE([.L2:.L51])" office:value-type="float" office:value="47.55124" calcext:value-type="float">
            <text:p>47,551</text:p>
          </table:table-cell>
          <table:table-cell table:style-name="ce15" table:formula="of:=AVERAGE([.M2:.M51])" office:value-type="float" office:value="46.7392" calcext:value-type="float">
            <text:p>46,739</text:p>
          </table:table-cell>
          <table:table-cell table:style-name="ce15" table:formula="of:=AVERAGE([.N2:.N51])" office:value-type="float" office:value="45.38176" calcext:value-type="float">
            <text:p>45,382</text:p>
          </table:table-cell>
          <table:table-cell table:style-name="ce15" table:formula="of:=AVERAGE([.O2:.O51])" office:value-type="float" office:value="44.36344" calcext:value-type="float">
            <text:p>44,363</text:p>
          </table:table-cell>
          <table:table-cell table:style-name="ce15" table:formula="of:=AVERAGE([.P2:.P51])" office:value-type="float" office:value="44.59376" calcext:value-type="float">
            <text:p>44,594</text:p>
          </table:table-cell>
          <table:table-cell table:style-name="ce15" table:formula="of:=AVERAGE([.Q2:.Q51])" office:value-type="float" office:value="43.93904" calcext:value-type="float">
            <text:p>43,939</text:p>
          </table:table-cell>
          <table:table-cell table:style-name="ce15" table:formula="of:=AVERAGE([.R2:.R51])" office:value-type="float" office:value="43.93904" calcext:value-type="float">
            <text:p>43,939</text:p>
          </table:table-cell>
          <table:table-cell table:style-name="ce15" table:formula="of:=AVERAGE([.S2:.S51])" office:value-type="float" office:value="44.024" calcext:value-type="float">
            <text:p>44,024</text:p>
          </table:table-cell>
          <table:table-cell table:style-name="ce15" table:formula="of:=AVERAGE([.T2:.T51])" office:value-type="float" office:value="44.13312" calcext:value-type="float">
            <text:p>44,133</text:p>
          </table:table-cell>
          <table:table-cell table:style-name="ce15" table:formula="of:=AVERAGE([.U2:.U51])" office:value-type="float" office:value="44.64216" calcext:value-type="float">
            <text:p>44,642</text:p>
          </table:table-cell>
          <table:table-cell table:style-name="ce15" table:formula="of:=AVERAGE([.V2:.V51])" office:value-type="float" office:value="43.6725" calcext:value-type="float">
            <text:p>43,673</text:p>
          </table:table-cell>
          <table:table-cell table:style-name="ce15" table:formula="of:=AVERAGE([.W2:.W51])" office:value-type="float" office:value="43.2724" calcext:value-type="float">
            <text:p>43,272</text:p>
          </table:table-cell>
          <table:table-cell table:style-name="ce15" table:formula="of:=AVERAGE([.X2:.X51])" office:value-type="float" office:value="43.16332" calcext:value-type="float">
            <text:p>43,163</text:p>
          </table:table-cell>
          <table:table-cell table:style-name="ce15" table:formula="of:=AVERAGE([.Y2:.Y51])" office:value-type="float" office:value="42.727" calcext:value-type="float">
            <text:p>42,727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58.182" calcext:value-type="float">
            <text:p>58,182</text:p>
          </table:table-cell>
          <table:table-cell table:style-name="ce24" table:formula="of:=MIN([.B2:.Y51])" office:value-type="float" office:value="39.394" calcext:value-type="float">
            <text:p>39,394</text:p>
          </table:table-cell>
          <table:table-cell table:style-name="ce24" table:formula="of:=AVERAGE([.B2:.Y51])" office:value-type="float" office:value="46.0608758333327" calcext:value-type="float">
            <text:p>46,061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49.6211666666667" calcext:value-type="float">
            <text:p>49,621</text:p>
          </table:table-cell>
          <table:table-cell table:style-name="ce24" table:formula="of:=MIN([.Z2:.Z51])" office:value-type="float" office:value="43.35825" calcext:value-type="float">
            <text:p>43,358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51.79394" calcext:value-type="float">
            <text:p>51,794</text:p>
          </table:table-cell>
          <table:table-cell table:style-name="ce24" table:formula="of:=MIN([.B52:.Y52])" office:value-type="float" office:value="42.727" calcext:value-type="float">
            <text:p>42,727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56:59.4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M37S</meta:editing-duration>
    <meta:editing-cycles>5</meta:editing-cycles>
    <meta:generator>LibreOffice/6.2.3.2$Windows_X86_64 LibreOffice_project/aecc05fe267cc68dde00352a451aa867b3b546ac</meta:generator>
    <meta:creation-date>2020-03-25T17:05:15.815000000</meta:creation-date>
    <dc:date>2020-03-29T22:00:40.774000000</dc:date>
    <meta:document-statistic meta:table-count="1" meta:cell-count="1365" meta:object-count="0"/>
  </office:meta>
</office:document-meta>
</file>